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f0aca" officeooo:paragraph-rsid="001f0a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ph_learnning note</text:p>
      <text:p text:style-name="P1"/>
      <text:p text:style-name="P1">1.ceph中文网</text:p>
      <text:p text:style-name="P1"><text:a xlink:type="simple" xlink:href="http://docs.ceph.com/docs/master/start/quick-start-preflight/" text:style-name="Internet_20_link" text:visited-style-name="Visited_20_Internet_20_Link">http://docs.ceph.com/docs/master/start/quick-start-preflight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23:20:14.707729876</meta:creation-date>
    <dc:date>2016-03-09T23:21:12.250266181</dc:date>
    <meta:editing-duration>PT58S</meta:editing-duration>
    <meta:editing-cycles>1</meta:editing-cycles>
    <meta:document-statistic meta:table-count="0" meta:image-count="0" meta:object-count="0" meta:page-count="1" meta:paragraph-count="3" meta:word-count="7" meta:character-count="89" meta:non-whitespace-character-count="88"/>
    <meta:generator>LibreOffice/4.3.7.2$Linux_X86_64 LibreOffice_project/430$Build-2</meta:generator>
  </office:meta>
</office:document-meta>
</file>